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L85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age / months</text:p>
          </table:table-cell>
          <table:table-cell office:value-type="string">
            <text:p>age / years</text:p>
          </table:table-cell>
          <table:table-cell office:value-type="string">
            <text:p>wikipedia-count</text:p>
          </table:table-cell>
          <table:table-cell office:value-type="string">
            <text:p>node-count</text:p>
          </table:table-cell>
          <table:table-cell office:value-type="string">
            <text:p>node-cjk-count</text:p>
          </table:table-cell>
          <table:table-cell office:value-type="string">
            <text:p>cjk-percentage</text:p>
          </table:table-cell>
        </table:table-row>
        <table:table-row table:style-name="ro1">
          <table:table-cell office:value-type="string">
            <text:p>1.0.0</text:p>
          </table:table-cell>
          <table:table-cell office:value-type="string">
            <text:p>October 1991</text:p>
          </table:table-cell>
          <table:table-cell office:value-type="float" office:value="1991">
            <text:p>1991</text:p>
          </table:table-cell>
          <table:table-cell office:value-type="float" office:value="10">
            <text:p>10</text:p>
          </table:table-cell>
          <table:table-cell table:formula="of:=[.C3]*12+[.D3]-23902" office:value-type="float" office:value="0">
            <text:p>0</text:p>
          </table:table-cell>
          <table:table-cell table:formula="of:=[.E3]/12" office:value-type="float" office:value="0">
            <text:p>0</text:p>
          </table:table-cell>
          <table:table-cell office:value-type="float" office:value="7161">
            <text:p>7161</text:p>
          </table:table-cell>
          <table:table-cell table:number-columns-repeated="3"/>
        </table:table-row>
        <table:table-row table:style-name="ro1">
          <table:table-cell office:value-type="string">
            <text:p>1.0.1</text:p>
          </table:table-cell>
          <table:table-cell office:value-type="string">
            <text:p>June 1992</text:p>
          </table:table-cell>
          <table:table-cell office:value-type="float" office:value="1992">
            <text:p>1992</text:p>
          </table:table-cell>
          <table:table-cell office:value-type="float" office:value="6">
            <text:p>6</text:p>
          </table:table-cell>
          <table:table-cell table:formula="of:=[.C4]*12+[.D4]-23902" office:value-type="float" office:value="8">
            <text:p>8</text:p>
          </table:table-cell>
          <table:table-cell table:formula="of:=[.E4]/12" office:value-type="float" office:value="0.666666666666667">
            <text:p>0.67</text:p>
          </table:table-cell>
          <table:table-cell office:value-type="float" office:value="28359">
            <text:p>28359</text:p>
          </table:table-cell>
          <table:table-cell table:number-columns-repeated="3"/>
        </table:table-row>
        <table:table-row table:style-name="ro1">
          <table:table-cell office:value-type="string">
            <text:p>1.1.0</text:p>
          </table:table-cell>
          <table:table-cell office:value-type="string">
            <text:p>June 1993</text:p>
          </table:table-cell>
          <table:table-cell office:value-type="float" office:value="1993">
            <text:p>1993</text:p>
          </table:table-cell>
          <table:table-cell office:value-type="float" office:value="6">
            <text:p>6</text:p>
          </table:table-cell>
          <table:table-cell table:formula="of:=[.C5]*12+[.D5]-23902" office:value-type="float" office:value="20">
            <text:p>20</text:p>
          </table:table-cell>
          <table:table-cell table:formula="of:=[.E5]/12" office:value-type="float" office:value="1.66666666666667">
            <text:p>1.67</text:p>
          </table:table-cell>
          <table:table-cell office:value-type="float" office:value="34233">
            <text:p>34233</text:p>
          </table:table-cell>
          <table:table-cell table:number-columns-repeated="3"/>
        </table:table-row>
        <table:table-row table:style-name="ro1">
          <table:table-cell office:value-type="string">
            <text:p>2.0.0</text:p>
          </table:table-cell>
          <table:table-cell office:value-type="string">
            <text:p>July 1996</text:p>
          </table:table-cell>
          <table:table-cell office:value-type="float" office:value="1996">
            <text:p>1996</text:p>
          </table:table-cell>
          <table:table-cell office:value-type="float" office:value="7">
            <text:p>7</text:p>
          </table:table-cell>
          <table:table-cell table:formula="of:=[.C6]*12+[.D6]-23902" office:value-type="float" office:value="57">
            <text:p>57</text:p>
          </table:table-cell>
          <table:table-cell table:formula="of:=[.E6]/12" office:value-type="float" office:value="4.75">
            <text:p>4.75</text:p>
          </table:table-cell>
          <table:table-cell office:value-type="float" office:value="38950">
            <text:p>38950</text:p>
          </table:table-cell>
          <table:table-cell office:value-type="float" office:value="38867">
            <text:p>38867</text:p>
          </table:table-cell>
          <table:table-cell office:value-type="float" office:value="20902">
            <text:p>20902</text:p>
          </table:table-cell>
          <table:table-cell table:formula="of:=[.I6]/[.H6]*100" office:value-type="float" office:value="53.7782694831091">
            <text:p>53.78</text:p>
          </table:table-cell>
        </table:table-row>
        <table:table-row table:style-name="ro1">
          <table:table-cell office:value-type="string">
            <text:p>2.1.0</text:p>
          </table:table-cell>
          <table:table-cell office:value-type="string">
            <text:p>May 1998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  <table:table-cell table:formula="of:=[.C7]*12+[.D7]-23902" office:value-type="float" office:value="77">
            <text:p>77</text:p>
          </table:table-cell>
          <table:table-cell table:formula="of:=[.E7]/12" office:value-type="float" office:value="6.41666666666667">
            <text:p>6.42</text:p>
          </table:table-cell>
          <table:table-cell office:value-type="float" office:value="38952">
            <text:p>38952</text:p>
          </table:table-cell>
          <table:table-cell office:value-type="float" office:value="38869">
            <text:p>38869</text:p>
          </table:table-cell>
          <table:table-cell office:value-type="float" office:value="20902">
            <text:p>20902</text:p>
          </table:table-cell>
          <table:table-cell table:formula="of:=[.I7]/[.H7]*100" office:value-type="float" office:value="53.7755023283336">
            <text:p>53.78</text:p>
          </table:table-cell>
        </table:table-row>
        <table:table-row table:style-name="ro1">
          <table:table-cell office:value-type="string">
            <text:p>3.0.0</text:p>
          </table:table-cell>
          <table:table-cell office:value-type="string">
            <text:p>September 1999</text:p>
          </table:table-cell>
          <table:table-cell office:value-type="float" office:value="1999">
            <text:p>1999</text:p>
          </table:table-cell>
          <table:table-cell office:value-type="float" office:value="9">
            <text:p>9</text:p>
          </table:table-cell>
          <table:table-cell table:formula="of:=[.C8]*12+[.D8]-23902" office:value-type="float" office:value="95">
            <text:p>95</text:p>
          </table:table-cell>
          <table:table-cell table:formula="of:=[.E8]/12" office:value-type="float" office:value="7.91666666666667">
            <text:p>7.92</text:p>
          </table:table-cell>
          <table:table-cell office:value-type="float" office:value="49259">
            <text:p>49259</text:p>
          </table:table-cell>
          <table:table-cell office:value-type="float" office:value="49168">
            <text:p>49168</text:p>
          </table:table-cell>
          <table:table-cell office:value-type="float" office:value="27813">
            <text:p>27813</text:p>
          </table:table-cell>
          <table:table-cell table:formula="of:=[.I8]/[.H8]*100" office:value-type="float" office:value="56.5672795314025">
            <text:p>56.57</text:p>
          </table:table-cell>
        </table:table-row>
        <table:table-row table:style-name="ro1">
          <table:table-cell office:value-type="string">
            <text:p>3.1.0</text:p>
          </table:table-cell>
          <table:table-cell office:value-type="string">
            <text:p>March 2001</text:p>
          </table:table-cell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table:formula="of:=[.C9]*12+[.D9]-23902" office:value-type="float" office:value="113">
            <text:p>113</text:p>
          </table:table-cell>
          <table:table-cell table:formula="of:=[.E9]/12" office:value-type="float" office:value="9.41666666666667">
            <text:p>9.42</text:p>
          </table:table-cell>
          <table:table-cell office:value-type="float" office:value="94205">
            <text:p>94205</text:p>
          </table:table-cell>
          <table:table-cell office:value-type="float" office:value="94009">
            <text:p>94009</text:p>
          </table:table-cell>
          <table:table-cell office:value-type="float" office:value="70524">
            <text:p>70524</text:p>
          </table:table-cell>
          <table:table-cell table:formula="of:=[.I9]/[.H9]*100" office:value-type="float" office:value="75.0183493069813">
            <text:p>75.02</text:p>
          </table:table-cell>
        </table:table-row>
        <table:table-row table:style-name="ro1">
          <table:table-cell office:value-type="string">
            <text:p>3.2.0</text:p>
          </table:table-cell>
          <table:table-cell office:value-type="string">
            <text:p>March 2002</text:p>
          </table:table-cell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table:formula="of:=[.C10]*12+[.D10]-23902" office:value-type="float" office:value="125">
            <text:p>125</text:p>
          </table:table-cell>
          <table:table-cell table:formula="of:=[.E10]/12" office:value-type="float" office:value="10.4166666666667">
            <text:p>10.42</text:p>
          </table:table-cell>
          <table:table-cell office:value-type="float" office:value="95221">
            <text:p>95221</text:p>
          </table:table-cell>
          <table:table-cell office:value-type="float" office:value="95023">
            <text:p>95023</text:p>
          </table:table-cell>
          <table:table-cell office:value-type="float" office:value="70524">
            <text:p>70524</text:p>
          </table:table-cell>
          <table:table-cell table:formula="of:=[.I10]/[.H10]*100" office:value-type="float" office:value="74.2178209486124">
            <text:p>74.22</text:p>
          </table:table-cell>
        </table:table-row>
        <table:table-row table:style-name="ro1">
          <table:table-cell office:value-type="string">
            <text:p>4.0.0</text:p>
          </table:table-cell>
          <table:table-cell office:value-type="string">
            <text:p>April 2003</text:p>
          </table:table-cell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table:formula="of:=[.C11]*12+[.D11]-23902" office:value-type="float" office:value="138">
            <text:p>138</text:p>
          </table:table-cell>
          <table:table-cell table:formula="of:=[.E11]/12" office:value-type="float" office:value="11.5">
            <text:p>11.5</text:p>
          </table:table-cell>
          <table:table-cell office:value-type="float" office:value="96447">
            <text:p>96447</text:p>
          </table:table-cell>
          <table:table-cell office:value-type="float" office:value="96243">
            <text:p>96243</text:p>
          </table:table-cell>
          <table:table-cell office:value-type="float" office:value="70524">
            <text:p>70524</text:p>
          </table:table-cell>
          <table:table-cell table:formula="of:=[.I11]/[.H11]*100" office:value-type="float" office:value="73.2770175493283">
            <text:p>73.28</text:p>
          </table:table-cell>
        </table:table-row>
        <table:table-row table:style-name="ro1">
          <table:table-cell office:value-type="string">
            <text:p>4.1.0</text:p>
          </table:table-cell>
          <table:table-cell office:value-type="string">
            <text:p>March 2005</text:p>
          </table:table-cell>
          <table:table-cell office:value-type="float" office:value="2005">
            <text:p>2005</text:p>
          </table:table-cell>
          <table:table-cell office:value-type="float" office:value="3">
            <text:p>3</text:p>
          </table:table-cell>
          <table:table-cell table:formula="of:=[.C12]*12+[.D12]-23902" office:value-type="float" office:value="161">
            <text:p>161</text:p>
          </table:table-cell>
          <table:table-cell table:formula="of:=[.E12]/12" office:value-type="float" office:value="13.4166666666667">
            <text:p>13.42</text:p>
          </table:table-cell>
          <table:table-cell office:value-type="float" office:value="97720">
            <text:p>97720</text:p>
          </table:table-cell>
          <table:table-cell office:value-type="float" office:value="97515">
            <text:p>97515</text:p>
          </table:table-cell>
          <table:table-cell office:value-type="float" office:value="70562">
            <text:p>70562</text:p>
          </table:table-cell>
          <table:table-cell table:formula="of:=[.I12]/[.H12]*100" office:value-type="float" office:value="72.3601497205558">
            <text:p>72.36</text:p>
          </table:table-cell>
        </table:table-row>
        <table:table-row table:style-name="ro1">
          <table:table-cell office:value-type="string">
            <text:p>5.0.0</text:p>
          </table:table-cell>
          <table:table-cell office:value-type="string">
            <text:p>July 2006</text:p>
          </table:table-cell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table:formula="of:=[.C13]*12+[.D13]-23902" office:value-type="float" office:value="177">
            <text:p>177</text:p>
          </table:table-cell>
          <table:table-cell table:formula="of:=[.E13]/12" office:value-type="float" office:value="14.75">
            <text:p>14.75</text:p>
          </table:table-cell>
          <table:table-cell office:value-type="float" office:value="99089">
            <text:p>99089</text:p>
          </table:table-cell>
          <table:table-cell office:value-type="float" office:value="98884">
            <text:p>98884</text:p>
          </table:table-cell>
          <table:table-cell office:value-type="float" office:value="70562">
            <text:p>70562</text:p>
          </table:table-cell>
          <table:table-cell table:formula="of:=[.I13]/[.H13]*100" office:value-type="float" office:value="71.3583592896728">
            <text:p>71.36</text:p>
          </table:table-cell>
        </table:table-row>
        <table:table-row table:style-name="ro1">
          <table:table-cell office:value-type="string">
            <text:p>5.1.0</text:p>
          </table:table-cell>
          <table:table-cell office:value-type="string">
            <text:p>April 200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table:formula="of:=[.C14]*12+[.D14]-23902" office:value-type="float" office:value="198">
            <text:p>198</text:p>
          </table:table-cell>
          <table:table-cell table:formula="of:=[.E14]/12" office:value-type="float" office:value="16.5">
            <text:p>16.5</text:p>
          </table:table-cell>
          <table:table-cell office:value-type="float" office:value="100713">
            <text:p>100713</text:p>
          </table:table-cell>
          <table:table-cell office:value-type="float" office:value="100507">
            <text:p>100507</text:p>
          </table:table-cell>
          <table:table-cell office:value-type="float" office:value="70590">
            <text:p>70590</text:p>
          </table:table-cell>
          <table:table-cell table:formula="of:=[.I14]/[.H14]*100" office:value-type="float" office:value="70.2339140557374">
            <text:p>70.23</text:p>
          </table:table-cell>
        </table:table-row>
        <table:table-row table:style-name="ro1">
          <table:table-cell office:value-type="string">
            <text:p>5.2.0</text:p>
          </table:table-cell>
          <table:table-cell office:value-type="string">
            <text:p>October 2009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table:formula="of:=[.C15]*12+[.D15]-23902" office:value-type="float" office:value="216">
            <text:p>216</text:p>
          </table:table-cell>
          <table:table-cell table:formula="of:=[.E15]/12" office:value-type="float" office:value="18">
            <text:p>18</text:p>
          </table:table-cell>
          <table:table-cell office:value-type="float" office:value="107361">
            <text:p>107361</text:p>
          </table:table-cell>
          <table:table-cell office:value-type="float" office:value="107154">
            <text:p>107154</text:p>
          </table:table-cell>
          <table:table-cell office:value-type="float" office:value="74747">
            <text:p>74747</text:p>
          </table:table-cell>
          <table:table-cell table:formula="of:=[.I15]/[.H15]*100" office:value-type="float" office:value="69.7566119790208">
            <text:p>69.76</text:p>
          </table:table-cell>
        </table:table-row>
        <table:table-row table:style-name="ro1">
          <table:table-cell office:value-type="string">
            <text:p>6.0.0</text:p>
          </table:table-cell>
          <table:table-cell office:value-type="string">
            <text:p>October 2010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table:formula="of:=[.C16]*12+[.D16]-23902" office:value-type="float" office:value="228">
            <text:p>228</text:p>
          </table:table-cell>
          <table:table-cell table:formula="of:=[.E16]/12" office:value-type="float" office:value="19">
            <text:p>19</text:p>
          </table:table-cell>
          <table:table-cell office:value-type="float" office:value="109449">
            <text:p>109449</text:p>
          </table:table-cell>
          <table:table-cell office:value-type="float" office:value="109242">
            <text:p>109242</text:p>
          </table:table-cell>
          <table:table-cell office:value-type="float" office:value="74969">
            <text:p>74969</text:p>
          </table:table-cell>
          <table:table-cell table:formula="of:=[.I16]/[.H16]*100" office:value-type="float" office:value="68.6265355815529">
            <text:p>68.63</text:p>
          </table:table-cell>
        </table:table-row>
        <table:table-row table:style-name="ro1">
          <table:table-cell office:value-type="string">
            <text:p>6.1.0</text:p>
          </table:table-cell>
          <table:table-cell office:value-type="string">
            <text:p>January 2012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table:formula="of:=[.C17]*12+[.D17]-23902" office:value-type="float" office:value="243">
            <text:p>243</text:p>
          </table:table-cell>
          <table:table-cell table:formula="of:=[.E17]/12" office:value-type="float" office:value="20.25">
            <text:p>20.25</text:p>
          </table:table-cell>
          <table:table-cell office:value-type="float" office:value="110181">
            <text:p>110181</text:p>
          </table:table-cell>
          <table:table-cell office:value-type="float" office:value="109975">
            <text:p>109975</text:p>
          </table:table-cell>
          <table:table-cell office:value-type="float" office:value="74970">
            <text:p>74970</text:p>
          </table:table-cell>
          <table:table-cell table:formula="of:=[.I17]/[.H17]*100" office:value-type="float" office:value="68.1700386451466">
            <text:p>68.17</text:p>
          </table:table-cell>
        </table:table-row>
        <table:table-row table:style-name="ro1">
          <table:table-cell office:value-type="string">
            <text:p>6.2.0</text:p>
          </table:table-cell>
          <table:table-cell office:value-type="string">
            <text:p>September 2012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table:formula="of:=[.C18]*12+[.D18]-23902" office:value-type="float" office:value="251">
            <text:p>251</text:p>
          </table:table-cell>
          <table:table-cell table:formula="of:=[.E18]/12" office:value-type="float" office:value="20.9166666666667">
            <text:p>20.92</text:p>
          </table:table-cell>
          <table:table-cell office:value-type="float" office:value="110182">
            <text:p>110182</text:p>
          </table:table-cell>
          <table:table-cell office:value-type="float" office:value="109976">
            <text:p>109976</text:p>
          </table:table-cell>
          <table:table-cell office:value-type="float" office:value="74970">
            <text:p>74970</text:p>
          </table:table-cell>
          <table:table-cell table:formula="of:=[.I18]/[.H18]*100" office:value-type="float" office:value="68.1694187822798">
            <text:p>68.17</text:p>
          </table:table-cell>
        </table:table-row>
        <table:table-row table:style-name="ro1">
          <table:table-cell office:value-type="string">
            <text:p>6.3.0</text:p>
          </table:table-cell>
          <table:table-cell office:value-type="string">
            <text:p>September 2013</text:p>
          </table:table-cell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table:formula="of:=[.C19]*12+[.D19]-23902" office:value-type="float" office:value="263">
            <text:p>263</text:p>
          </table:table-cell>
          <table:table-cell table:formula="of:=[.E19]/12" office:value-type="float" office:value="21.9166666666667">
            <text:p>21.92</text:p>
          </table:table-cell>
          <table:table-cell office:value-type="float" office:value="110187">
            <text:p>110187</text:p>
          </table:table-cell>
          <table:table-cell office:value-type="float" office:value="109975">
            <text:p>109975</text:p>
          </table:table-cell>
          <table:table-cell office:value-type="float" office:value="74970">
            <text:p>74970</text:p>
          </table:table-cell>
          <table:table-cell table:formula="of:=[.I19]/[.H19]*100" office:value-type="float" office:value="68.1700386451466">
            <text:p>68.17</text:p>
          </table:table-cell>
        </table:table-row>
        <table:table-row table:style-name="ro1">
          <table:table-cell office:value-type="string">
            <text:p>7.0.0</text:p>
          </table:table-cell>
          <table:table-cell office:value-type="string">
            <text:p>June 2014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table:formula="of:=[.C20]*12+[.D20]-23902" office:value-type="float" office:value="272">
            <text:p>272</text:p>
          </table:table-cell>
          <table:table-cell table:formula="of:=[.E20]/12" office:value-type="float" office:value="22.6666666666667">
            <text:p>22.67</text:p>
          </table:table-cell>
          <table:table-cell office:value-type="float" office:value="113021">
            <text:p>113021</text:p>
          </table:table-cell>
          <table:table-cell office:value-type="float" office:value="112804">
            <text:p>112804</text:p>
          </table:table-cell>
          <table:table-cell office:value-type="float" office:value="74970">
            <text:p>74970</text:p>
          </table:table-cell>
          <table:table-cell table:formula="of:=[.I20]/[.H20]*100" office:value-type="float" office:value="66.4604092053473">
            <text:p>66.46</text:p>
          </table:table-cell>
        </table:table-row>
        <table:table-row table:style-name="ro1">
          <table:table-cell office:value-type="string">
            <text:p>8.0.0</text:p>
          </table:table-cell>
          <table:table-cell office:value-type="string">
            <text:p>June 2015</text:p>
          </table:table-cell>
          <table:table-cell office:value-type="float" office:value="2015">
            <text:p>2015</text:p>
          </table:table-cell>
          <table:table-cell office:value-type="float" office:value="6">
            <text:p>6</text:p>
          </table:table-cell>
          <table:table-cell table:formula="of:=[.C21]*12+[.D21]-23902" office:value-type="float" office:value="284">
            <text:p>284</text:p>
          </table:table-cell>
          <table:table-cell table:formula="of:=[.E21]/12" office:value-type="float" office:value="23.6666666666667">
            <text:p>23.67</text:p>
          </table:table-cell>
          <table:table-cell office:value-type="float" office:value="120737">
            <text:p>120737</text:p>
          </table:table-cell>
          <table:table-cell office:value-type="float" office:value="120520">
            <text:p>120520</text:p>
          </table:table-cell>
          <table:table-cell office:value-type="float" office:value="80741">
            <text:p>80741</text:p>
          </table:table-cell>
          <table:table-cell table:formula="of:=[.I21]/[.H21]*100" office:value-type="float" office:value="66.9938599402589">
            <text:p>66.9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>
            <draw:frame table:end-cell-address="Sheet1.K54" table:end-x="2.258cm" table:end-y="0.449cm" draw:z-index="0" draw:style-name="gr1" svg:width="24.391cm" svg:height="13.801cm" svg:x="0.448cm" svg:y="0.145cm">
              <draw:object draw:notify-on-update-of-ranges="Sheet1.F3:Sheet1.F21 Sheet1.G3:Sheet1.G21 Sheet1.F3:Sheet1.F21 Sheet1.H3:Sheet1.H21 Sheet1.F3:Sheet1.F21 Sheet1.I3:Sheet1.I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/>
          <table:table-cell>
            <draw:frame table:end-cell-address="Sheet1.J85" table:end-x="1.452cm" table:end-y="0.068cm" draw:z-index="1" draw:style-name="gr1" svg:width="17.525cm" svg:height="13.127cm" svg:x="1.992cm" svg:y="0.437cm">
              <draw:object draw:notify-on-update-of-ranges="Sheet1.F3:Sheet1.F21 Sheet1.J3:Sheet1.J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3:Sheet1.H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12/03/2015</text:date>, <text:time>16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2-03T14:53:25</meta:creation-date>
    <dc:date>2015-12-03T16:32:31</dc:date>
    <meta:editing-duration>PT01H33M14S</meta:editing-duration>
    <meta:editing-cycles>14</meta:editing-cycles>
    <meta:generator>NeoOffice/3.3$Unix OpenOffice.org_project/Patch 0</meta:generator>
    <meta:document-statistic meta:table-count="3" meta:cell-count="1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4.392cm" svg:height="13.802cm" chart:class="chart:scatter" chart:style-name="ch1">
        <chart:legend chart:legend-position="end" svg:x="21.986cm" svg:y="6.205cm" chart:style-name="ch2"/>
        <chart:plot-area chart:style-name="ch3" table:cell-range-address="Sheet1.F3:Sheet1.I21" svg:x="0.487cm" svg:y="0.276cm" svg:width="21.013cm" svg:height="12.97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21" chart:class="chart:scatter">
            <chart:domain table:cell-range-address="Sheet1.F3:Sheet1.F21"/>
            <chart:data-point chart:repeated="19"/>
          </chart:series>
          <chart:series chart:style-name="ch7" chart:values-cell-range-address="Sheet1.H3:Sheet1.H21" chart:class="chart:scatter">
            <chart:data-point chart:repeated="19"/>
          </chart:series>
          <chart:series chart:style-name="ch8" chart:values-cell-range-address="Sheet1.I3:Sheet1.I2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F3:Sheet1.F21">0</text:p>
              </table:table-cell>
              <table:table-cell office:value-type="float" office:value="7161">
                <text:p text:id="Sheet1.G3:Sheet1.G21">7161</text:p>
              </table:table-cell>
              <table:table-cell office:value-type="float" office:value="1.#NAN">
                <text:p text:id="Sheet1.H3:Sheet1.H21">1.#NAN</text:p>
              </table:table-cell>
              <table:table-cell office:value-type="float" office:value="1.#NAN">
                <text:p text:id="Sheet1.I3:Sheet1.I2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8359">
                <text:p>283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4233">
                <text:p>34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5">
                <text:p>4.75</text:p>
              </table:table-cell>
              <table:table-cell office:value-type="float" office:value="38950">
                <text:p>38950</text:p>
              </table:table-cell>
              <table:table-cell office:value-type="float" office:value="38867">
                <text:p>38867</text:p>
              </table:table-cell>
              <table:table-cell office:value-type="float" office:value="20902">
                <text:p>20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38952">
                <text:p>38952</text:p>
              </table:table-cell>
              <table:table-cell office:value-type="float" office:value="38869">
                <text:p>38869</text:p>
              </table:table-cell>
              <table:table-cell office:value-type="float" office:value="20902">
                <text:p>20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9259">
                <text:p>49259</text:p>
              </table:table-cell>
              <table:table-cell office:value-type="float" office:value="49168">
                <text:p>49168</text:p>
              </table:table-cell>
              <table:table-cell office:value-type="float" office:value="27813">
                <text:p>27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94205">
                <text:p>94205</text:p>
              </table:table-cell>
              <table:table-cell office:value-type="float" office:value="94009">
                <text:p>94009</text:p>
              </table:table-cell>
              <table:table-cell office:value-type="float" office:value="70524">
                <text:p>70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95221">
                <text:p>95221</text:p>
              </table:table-cell>
              <table:table-cell office:value-type="float" office:value="95023">
                <text:p>95023</text:p>
              </table:table-cell>
              <table:table-cell office:value-type="float" office:value="70524">
                <text:p>70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">
                <text:p>11.5</text:p>
              </table:table-cell>
              <table:table-cell office:value-type="float" office:value="96447">
                <text:p>96447</text:p>
              </table:table-cell>
              <table:table-cell office:value-type="float" office:value="96243">
                <text:p>96243</text:p>
              </table:table-cell>
              <table:table-cell office:value-type="float" office:value="70524">
                <text:p>70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97720">
                <text:p>97720</text:p>
              </table:table-cell>
              <table:table-cell office:value-type="float" office:value="97515">
                <text:p>97515</text:p>
              </table:table-cell>
              <table:table-cell office:value-type="float" office:value="70562">
                <text:p>70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5">
                <text:p>14.75</text:p>
              </table:table-cell>
              <table:table-cell office:value-type="float" office:value="99089">
                <text:p>99089</text:p>
              </table:table-cell>
              <table:table-cell office:value-type="float" office:value="98884">
                <text:p>98884</text:p>
              </table:table-cell>
              <table:table-cell office:value-type="float" office:value="70562">
                <text:p>70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">
                <text:p>16.5</text:p>
              </table:table-cell>
              <table:table-cell office:value-type="float" office:value="100713">
                <text:p>100713</text:p>
              </table:table-cell>
              <table:table-cell office:value-type="float" office:value="100507">
                <text:p>100507</text:p>
              </table:table-cell>
              <table:table-cell office:value-type="float" office:value="70590">
                <text:p>705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07361">
                <text:p>107361</text:p>
              </table:table-cell>
              <table:table-cell office:value-type="float" office:value="107154">
                <text:p>107154</text:p>
              </table:table-cell>
              <table:table-cell office:value-type="float" office:value="74747">
                <text:p>74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09449">
                <text:p>109449</text:p>
              </table:table-cell>
              <table:table-cell office:value-type="float" office:value="109242">
                <text:p>109242</text:p>
              </table:table-cell>
              <table:table-cell office:value-type="float" office:value="74969">
                <text:p>74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25">
                <text:p>20.25</text:p>
              </table:table-cell>
              <table:table-cell office:value-type="float" office:value="110181">
                <text:p>110181</text:p>
              </table:table-cell>
              <table:table-cell office:value-type="float" office:value="109975">
                <text:p>109975</text:p>
              </table:table-cell>
              <table:table-cell office:value-type="float" office:value="74970">
                <text:p>749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9166666666667">
                <text:p>20.9166666666667</text:p>
              </table:table-cell>
              <table:table-cell office:value-type="float" office:value="110182">
                <text:p>110182</text:p>
              </table:table-cell>
              <table:table-cell office:value-type="float" office:value="109976">
                <text:p>109976</text:p>
              </table:table-cell>
              <table:table-cell office:value-type="float" office:value="74970">
                <text:p>749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166666666667">
                <text:p>21.9166666666667</text:p>
              </table:table-cell>
              <table:table-cell office:value-type="float" office:value="110187">
                <text:p>110187</text:p>
              </table:table-cell>
              <table:table-cell office:value-type="float" office:value="109975">
                <text:p>109975</text:p>
              </table:table-cell>
              <table:table-cell office:value-type="float" office:value="74970">
                <text:p>749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13021">
                <text:p>113021</text:p>
              </table:table-cell>
              <table:table-cell office:value-type="float" office:value="112804">
                <text:p>112804</text:p>
              </table:table-cell>
              <table:table-cell office:value-type="float" office:value="74970">
                <text:p>74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120737">
                <text:p>120737</text:p>
              </table:table-cell>
              <table:table-cell office:value-type="float" office:value="120520">
                <text:p>120520</text:p>
              </table:table-cell>
              <table:table-cell office:value-type="float" office:value="80741">
                <text:p>8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100" chart:interval-major="2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526cm" svg:height="13.128cm" chart:class="chart:scatter" chart:style-name="ch1">
        <chart:legend chart:legend-position="end" svg:x="15.335cm" svg:y="6.269cm" chart:style-name="ch2"/>
        <chart:plot-area chart:style-name="ch3" table:cell-range-address="Sheet1.F3:Sheet1.F21 Sheet1.J3:Sheet1.J21" svg:x="0.35cm" svg:y="0.262cm" svg:width="14.636cm" svg:height="12.34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21" chart:class="chart:scatter">
            <chart:domain table:cell-range-address="Sheet1.F3:Sheet1.F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F3:Sheet1.F21">0</text:p>
              </table:table-cell>
              <table:table-cell office:value-type="float" office:value="1.#NAN">
                <text:p text:id="Sheet1.J3:Sheet1.J2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5">
                <text:p>4.75</text:p>
              </table:table-cell>
              <table:table-cell office:value-type="float" office:value="53.7782694831091">
                <text:p>53.7782694831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53.7755023283336">
                <text:p>53.7755023283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56.5672795314025">
                <text:p>56.5672795314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75.0183493069813">
                <text:p>75.0183493069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74.2178209486124">
                <text:p>74.2178209486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">
                <text:p>11.5</text:p>
              </table:table-cell>
              <table:table-cell office:value-type="float" office:value="73.2770175493283">
                <text:p>73.2770175493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72.3601497205558">
                <text:p>72.3601497205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75">
                <text:p>14.75</text:p>
              </table:table-cell>
              <table:table-cell office:value-type="float" office:value="71.3583592896728">
                <text:p>71.3583592896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">
                <text:p>16.5</text:p>
              </table:table-cell>
              <table:table-cell office:value-type="float" office:value="70.2339140557374">
                <text:p>70.2339140557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69.7566119790208">
                <text:p>69.7566119790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68.6265355815529">
                <text:p>68.6265355815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25">
                <text:p>20.25</text:p>
              </table:table-cell>
              <table:table-cell office:value-type="float" office:value="68.1700386451466">
                <text:p>68.1700386451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9166666666667">
                <text:p>20.9166666666667</text:p>
              </table:table-cell>
              <table:table-cell office:value-type="float" office:value="68.1694187822798">
                <text:p>68.1694187822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166666666667">
                <text:p>21.9166666666667</text:p>
              </table:table-cell>
              <table:table-cell office:value-type="float" office:value="68.1700386451466">
                <text:p>68.1700386451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66.4604092053473">
                <text:p>66.4604092053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66.9938599402589">
                <text:p>66.9938599402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